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9B00000022CEEB15352FAB963E4.png" manifest:media-type="image/png"/>
  <manifest:file-entry manifest:full-path="Pictures/1000000000000A110000017A5A86E48FED78CD1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Mingti2L Big51" svg:font-family="'AR PL Mingti2L Big5'"/>
    <style:font-face style:name="Calibri2" svg:font-family="Calibri"/>
    <style:font-face style:name="Calibri Light1" svg:font-family="'Calibri Light'"/>
    <style:font-face style:name="Calibric" svg:font-family="Calibric"/>
    <style:font-face style:name="TexMaths Symbols" svg:font-family="'TexMaths Symbols'"/>
    <style:font-face style:name="Calibri3" svg:font-family="Calibri" style:font-family-generic="swiss"/>
    <style:font-face style:name="TexMaths Symbols2" svg:font-family="'TexMaths Symbols'" style:font-family-generic="swiss"/>
    <style:font-face style:name="AR PL Mingti2L Big5" svg:font-family="'AR PL Mingti2L Big5'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exMaths Symbols1" svg:font-family="'TexMaths Symbol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4" svg:font-family="Calibri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 style:list-style-name="L4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4">
      <style:graphic-properties draw:stroke="none" svg:stroke-width="0cm" draw:fill="none" draw:fill-color="#ffffff" draw:opacity="15%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wo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wo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.102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.102cm" fo:margin-bottom="0cm" fo:line-height="90%" fo:text-align="center" style:punctuation-wrap="hanging" style:writing-mode="lr-tb" style:font-independent-line-spacing="true"/>
      <style:text-properties fo:font-size="48pt" style:font-size-asian="48pt" style:font-size-complex="48pt" fo:hyphenate="false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 draw:opacity="15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0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.508cm" fo:margin-bottom="0cm" fo:line-height="9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48pt" fo:letter-spacing="normal" fo:language="sr" fo:country="R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sr" fo:country="R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sr" fo:country="R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sr" fo:country="R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8pt" fo:letter-spacing="normal" fo:language="sr" fo:country="R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28pt" fo:letter-spacing="normal" fo:language="sr" fo:country="RS" fo:font-style="normal" fo:text-shadow="none" style:text-underline-style="none" fo:font-weight="bold" style:letter-kerning="true" fo:background-color="transparent" style:font-name-asian="TexMaths Symbols" style:font-size-asian="28pt" style:font-style-asian="normal" style:font-weight-asian="bold" style:font-name-complex="TexMaths Symbols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normal" style:letter-kerning="true" fo:background-color="transparent" style:font-name-asian="Calibri3" style:font-size-asian="28pt" style:font-style-asian="normal" style:font-weight-asian="normal" style:font-name-complex="Calibr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1" fo:font-size="28pt" fo:letter-spacing="normal" fo:language="sr" fo:country="RS" fo:font-style="normal" fo:text-shadow="none" style:text-underline-style="none" fo:font-weight="normal" style:letter-kerning="true" fo:background-color="transparent" style:font-name-asian="Calibri3" style:font-size-asian="28pt" style:font-style-asian="normal" style:font-weight-asian="normal" style:font-name-complex="Calibr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language="sr" fo:country="RS" fo:font-style="normal" fo:text-shadow="none" style:text-underline-style="none" fo:font-weight="normal" style:letter-kerning="true" fo:background-color="transparent" style:font-name-asian="AR PL Mingti2L Big51" style:font-size-asian="28pt" style:font-style-asian="normal" style:font-weight-asian="normal" style:font-name-complex="AR PL Mingti2L Big5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normal" style:letter-kerning="true" fo:background-color="transparent" style:font-name-asian="AR PL Mingti2L Big51" style:font-size-asian="28pt" style:font-style-asian="normal" style:font-weight-asian="normal" style:font-name-complex="AR PL Mingti2L Big5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TexMaths Symbols" fo:font-size="28pt" fo:font-style="normal" style:text-underline-style="none" fo:font-weight="bold" style:font-name-asian="TexMaths Symbols" style:font-size-asian="28pt" style:font-style-asian="normal" style:font-weight-asian="bold" style:font-name-complex="TexMaths Symbols" style:font-size-complex="28pt" style:font-style-complex="normal" style:font-weight-complex="bold"/>
    </style:style>
    <style:style style:name="T12" style:family="text">
      <style:text-properties style:font-name="Calibri3" fo:font-size="28pt" fo:font-style="normal" style:text-underline-style="none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normal" style:letter-kerning="true" fo:background-color="transparent" style:font-name-asian="Calibri3" style:font-size-asian="28pt" style:font-style-asian="normal" style:font-weight-asian="normal" style:font-name-complex="Calibr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28pt" fo:letter-spacing="normal" style:rfc-language-tag="x-none" fo:font-style="normal" fo:text-shadow="none" style:text-underline-style="none" fo:font-weight="bold" style:letter-kerning="true" fo:background-color="transparent" style:font-name-asian="TexMaths Symbols" style:font-size-asian="28pt" style:font-style-asian="normal" style:font-weight-asian="bold" style:font-name-complex="TexMaths Symbols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bold" style:letter-kerning="true" fo:background-color="transparent" style:font-name-asian="TexMaths Symbols" style:font-size-asian="28pt" style:font-style-asian="normal" style:font-weight-asian="bold" style:font-name-complex="TexMaths Symbols" style:font-size-complex="2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normal" style:letter-kerning="true" fo:background-color="transparent" style:font-name-asian="TexMaths Symbols" style:font-size-asian="28pt" style:font-style-asian="normal" style:font-weight-asian="normal" style:font-name-complex="TexMaths Symbol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bold" style:letter-kerning="true" fo:background-color="transparent" style:font-name-asian="Calibri3" style:font-size-asian="28pt" style:font-style-asian="normal" style:font-weight-asian="bold" style:font-name-complex="Calibri3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exMaths Symbols" fo:font-size="28pt" fo:letter-spacing="normal" fo:language="sr" fo:country="RS" fo:font-style="normal" style:text-underline-style="none" fo:font-weight="bold" style:font-name-asian="TexMaths Symbols" style:font-size-asian="28pt" style:font-style-asian="normal" style:font-weight-asian="bold" style:font-name-complex="TexMaths Symbols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33% 58%" style:font-name="TexMaths Symbols" fo:font-size="28pt" fo:letter-spacing="normal" fo:language="sr" fo:country="RS" fo:font-style="normal" style:text-underline-style="none" fo:font-weight="bold" style:font-name-asian="TexMaths Symbols" style:font-size-asian="28pt" style:font-style-asian="normal" style:font-weight-asian="bold" style:font-name-complex="TexMaths Symbols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33% 58%" style:font-name="TexMaths Symbols" fo:font-size="28pt" fo:letter-spacing="normal" fo:language="sr" fo:country="RS" fo:font-style="normal" style:text-underline-style="none" fo:font-weight="bold" style:font-name-asian="TexMaths Symbols" style:font-size-asian="28pt" style:font-style-asian="normal" style:font-weight-asian="bold" style:font-name-complex="TexMaths Symbols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language="sr" fo:country="RS" fo:font-style="normal" style:text-underline-style="none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sr" fo:country="RS" fo:font-style="normal" style:text-underline-style="none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TexMaths Symbols" fo:font-size="28pt" fo:letter-spacing="normal" fo:language="sr" fo:country="RS" fo:font-style="normal" style:text-underline-style="none" fo:font-weight="bold" style:font-name-asian="TexMaths Symbols" style:font-size-asian="28pt" style:font-style-asian="normal" style:font-weight-asian="bold" style:font-name-complex="TexMaths Symbols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exMaths Symbols" fo:font-size="28pt" fo:letter-spacing="normal" fo:language="sr" fo:country="RS" fo:font-style="normal" style:text-underline-style="none" fo:font-weight="normal" style:font-name-asian="TexMaths Symbols" style:font-size-asian="28pt" style:font-style-asian="normal" style:font-weight-asian="normal" style:font-name-complex="TexMaths Symbols" style:font-size-complex="2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language="sr" fo:country="RS" fo:font-style="normal" style:text-underline-style="none" fo:font-weight="bold" style:font-name-asian="Calibri3" style:font-size-asian="28pt" style:font-style-asian="normal" style:font-weight-asian="bold" style:font-name-complex="Calibri3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8pt" fo:letter-spacing="normal" fo:language="sr" fo:country="RS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1" fo:font-size="28pt" fo:letter-spacing="normal" fo:language="sr" fo:country="RS" fo:font-style="normal" fo:text-shadow="none" style:text-underline-style="none" fo:font-weight="bold" style:letter-kerning="true" fo:background-color="transparent" style:font-name-asian="TexMaths Symbols" style:font-size-asian="28pt" style:font-style-asian="normal" style:font-weight-asian="bold" style:font-name-complex="TexMaths Symbols" style:font-size-complex="2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1" fo:font-size="28pt" fo:letter-spacing="normal" fo:language="sr" fo:country="RS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fo:font-size="28pt" fo:letter-spacing="normal" fo:language="sr" fo:country="RS" fo:font-style="normal" fo:text-shadow="none" style:text-underline-style="none" style:letter-kerning="true" fo:background-color="transparent" style:font-size-asian="28pt" style:font-style-asian="normal" style:font-size-complex="28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bold" style:letter-kerning="true" fo:background-color="transparent" style:font-name-asian="Calibri3" style:font-size-asian="28pt" style:font-style-asian="normal" style:font-weight-asian="bold" style:font-name-complex="Calibri3" style:font-size-complex="2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normal" style:letter-kerning="true" fo:background-color="transparent" style:font-name-asian="TexMaths Symbols" style:font-size-asian="28pt" style:font-style-asian="normal" style:font-weight-asian="normal" style:font-name-complex="TexMaths Symbol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sr" fo:country="R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language="sr" fo:country="R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Алгоритми за решавање проблема најкраће заједничке надниске</text:span></text:p>
          </draw:text-box>
        </draw:frame>
        <draw:frame draw:name="Subtitle 2" presentation:style-name="pr2" draw:text-style-name="P4" draw:layer="layout" svg:width="25.399cm" svg:height="4.598cm" svg:x="4.233cm" svg:y="11.836cm" presentation:class="subtitle" presentation:user-transformed="true">
          <draw:text-box>
            <text:p text:style-name="P3"><text:span text:style-name="T2">студент: Милош Миковић 1050/2020</text:span></text:p>
            <text:p text:style-name="P3"><text:span text:style-name="T2">ментор: др Александар Картељ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однаслов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Увод</text:span></text:p>
          </draw:text-box>
        </draw:frame>
        <draw:frame draw:name="Content Placeholder 2" presentation:style-name="pr5" draw:text-style-name="P9" draw:layer="layout" svg:width="30.449cm" svg:height="12.086cm" svg:x="1.089cm" svg:y="5.071cm" presentation:class="outline" presentation:user-transformed="true">
          <draw:text-box>
            <text:list text:style-name="L2">
              <text:list-item>
                <text:p text:style-name="P8"><text:span text:style-name="T4">ПНЗН је један од добро познатих NP-тешких проблема </text:span><text:span text:style-name="T4">оптимизације у области анализе речи</text:span></text:p>
              </text:list-item>
              <text:list-item>
                <text:p text:style-name="P8"><text:span text:style-name="T5">ПНЗН се може описати као проблем проналажења најкраће речи </text:span><text:span text:style-name="T6">ω</text:span><text:span text:style-name="T7"> <text:s text:c="2"/></text:span><text:span text:style-name="T8"><text:s/></text:span><text:span text:style-name="T9">сачињене</text:span><text:span text:style-name="T10"> од слова задате коначне азбуке </text:span><text:span text:style-name="T6">Σ</text:span><text:span text:style-name="T7"> </text:span><text:span text:style-name="T10">, тако да су све </text:span><text:span text:style-name="T10">речи из унапред задатог коначног скупа </text:span><text:span text:style-name="T6">L</text:span><text:span text:style-name="T10"> садржане у речи </text:span><text:span text:style-name="T6">ω</text:span><text:span text:style-name="T7"> </text:span></text:p>
              </text:list-item>
              <text:list-item>
                <text:p text:style-name="P8"><text:span text:style-name="T7">Примене у многим областима информатике, укључујући </text:span><text:span text:style-name="T7">компресију података, оптимизацију упита, анализу и поређење </text:span><text:span text:style-name="T7">текста, биоинформатику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_2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Нотација</text:span></text:p>
          </draw:text-box>
        </draw:frame>
        <draw:frame draw:name="Content Placeholder 2_3" presentation:style-name="pr5" draw:text-style-name="P9" draw:layer="layout" svg:width="30.449cm" svg:height="12.086cm" svg:x="1.089cm" svg:y="5.071cm" presentation:class="outline" presentation:user-transformed="true">
          <draw:text-box>
            <text:list text:style-name="L3">
              <text:list-item>
                <text:p>Коначна азбука <text:span text:style-name="T11">Σ</text:span><text:span text:style-name="T12"> </text:span></text:p>
              </text:list-item>
              <text:list-item>
                <text:p text:style-name="P10"><text:span text:style-name="T13">Коначна реч </text:span><text:span text:style-name="T14">ω=ω(1)ω(2)...ω(n)</text:span><text:span text:style-name="T15">,</text:span><text:span text:style-name="T14"> <text:s/>ω(j) ∈ Σ</text:span></text:p>
              </text:list-item>
              <text:list-item>
                <text:p text:style-name="P10"><text:span text:style-name="T16">Празна реч </text:span><text:span text:style-name="T14">ε </text:span></text:p>
              </text:list-item>
              <text:list-item>
                <text:p text:style-name="P10"><text:span text:style-name="T13">Дужину речи </text:span><text:span text:style-name="T14">ω</text:span><text:span text:style-name="T16"> означавамо са</text:span><text:span text:style-name="T13"> </text:span><text:span text:style-name="T14">|ω|=n</text:span><text:span text:style-name="T16">, где </text:span><text:span text:style-name="T14">|ε|=0</text:span></text:p>
              </text:list-item>
              <text:list-item>
                <text:p text:style-name="P10"><text:span text:style-name="T16"><text:s/></text:span><text:span text:style-name="T16">Надовезивање слова </text:span><text:span text:style-name="T14">α ∈ Σ</text:span><text:span text:style-name="T17"> </text:span><text:span text:style-name="T13">на почетак/крај речи </text:span><text:span text:style-name="T14">ω </text:span><text:span text:style-name="T16">означаваћемо са </text:span><text:span text:style-name="T14">αω</text:span><text:span text:style-name="T17">/</text:span><text:span text:style-name="T14">ωα</text:span><text:span text:style-name="T13"> </text:span></text:p>
              </text:list-item>
              <text:list-item>
                <text:p text:style-name="P10"><text:span text:style-name="T13">Приступ слову/секвенци слова означаваћемо са </text:span><text:span text:style-name="T14">ω[k]</text:span><text:span text:style-name="T16">/</text:span><text:span text:style-name="T14">ω[a:b]</text:span><text:span text:style-name="T17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однаслов_clipboard0" draw:style-name="dp1" draw:master-page-name="Two_20_Content" presentation:presentation-page-layout-name="AL3T3">
        <office:forms form:automatic-focus="false" form:apply-design-mode="false"/>
        <draw:frame draw:name="Title 1" presentation:style-name="pr7" draw:text-style-name="P7" draw:layer="layout" svg:width="30.449cm" svg:height="1.895cm" svg:x="1.089cm" svg:y="2.8cm" presentation:class="title" presentation:user-transformed="true">
          <draw:text-box>
            <text:p text:style-name="P6"><text:span text:style-name="T3">Проблем најкраће заједничке </text:span><text:span text:style-name="T3">надниске</text:span></text:p>
          </draw:text-box>
        </draw:frame>
        <draw:frame draw:name="Content Placeholder 2" presentation:style-name="pr8" draw:text-style-name="P9" draw:layer="layout" svg:width="28.914cm" svg:height="2.803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Нека важи да </text:span><text:span text:style-name="T18">ω</text:span><text:span text:style-name="T19">1</text:span><text:span text:style-name="T18">, ω</text:span><text:span text:style-name="T19">2 </text:span><text:span text:style-name="T18">∈ Σ</text:span><text:span text:style-name="T20">*</text:span><text:span text:style-name="T21">, за реч </text:span><text:span text:style-name="T18">ω</text:span><text:span text:style-name="T19">1</text:span><text:span text:style-name="T21"> </text:span><text:span text:style-name="T22">кажемо да је надниска речи </text:span><text:span text:style-name="T18">ω</text:span><text:span text:style-name="T19">2</text:span><text:span text:style-name="T21"> </text:span><text:span text:style-name="T22">у ознаци </text:span><text:span text:style-name="T18">ω</text:span><text:span text:style-name="T19">1</text:span><text:span text:style-name="T18">≻ω</text:span><text:span text:style-name="T19">2</text:span><text:span text:style-name="T21"> </text:span><text:span text:style-name="T22">ако важи следећа рекурзивна дефиниција:</text:span></text:p>
                <text:p text:style-name="P8"><text:span text:style-name="T21"><text:s/></text:span></text:p>
              </text:list-item>
            </text:list>
          </draw:text-box>
        </draw:frame>
        <draw:frame draw:name="Content Placeholder 2_0" presentation:style-name="pr8" draw:text-style-name="P9" draw:layer="layout" svg:width="28.914cm" svg:height="6.613cm" svg:x="2.328cm" svg:y="7.865cm" presentation:class="outline" presentation:user-transformed="true">
          <draw:text-box>
            <text:list text:style-name="L2">
              <text:list-header>
                <text:p text:style-name="P8"><text:span text:style-name="T23">ω</text:span><text:span text:style-name="T19">1</text:span><text:span text:style-name="T18">≻ε ≜</text:span><text:span text:style-name="T24"> Тачно</text:span><text:span text:style-name="T21"> </text:span></text:p>
                <text:p text:style-name="P8"><text:span text:style-name="T18">ε≻ω</text:span><text:span text:style-name="T19">2</text:span><text:span text:style-name="T18"> ≜</text:span><text:span text:style-name="T24"> Нетачно, ако </text:span><text:span text:style-name="T18">ω</text:span><text:span text:style-name="T19">2</text:span><text:span text:style-name="T18">≠ε</text:span><text:span text:style-name="T25"> </text:span></text:p>
                <text:p text:style-name="P8"><text:span text:style-name="T18">αω</text:span><text:span text:style-name="T19">1</text:span><text:span text:style-name="T18">≻αω</text:span><text:span text:style-name="T19">2</text:span><text:span text:style-name="T18"> ≜ ω</text:span><text:span text:style-name="T19">1</text:span><text:span text:style-name="T18">≻ω</text:span><text:span text:style-name="T19">2</text:span><text:span text:style-name="T25"> </text:span></text:p>
                <text:p text:style-name="P8"><text:span text:style-name="T18">αω</text:span><text:span text:style-name="T19">1</text:span><text:span text:style-name="T18">≻βω</text:span><text:span text:style-name="T19">2</text:span><text:span text:style-name="T18"> ≜ ω</text:span><text:span text:style-name="T19">1</text:span><text:span text:style-name="T18">≻βω</text:span><text:span text:style-name="T19">2</text:span><text:span text:style-name="T24">, ако </text:span><text:span text:style-name="T18">α≠β</text:span><text:span text:style-name="T21"> </text:span></text:p>
              </text:list-header>
              <text:list-item>
                <text:p text:style-name="P8"><text:span text:style-name="T21">Симбол </text:span><text:span text:style-name="T18">≜</text:span><text:span text:style-name="T21"> <text:s/>означава једнакост </text:span><text:span text:style-name="T21">по дефиницији</text:span></text:p>
                <text:p text:style-name="P8"><text:span text:style-name="T21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_3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Пример</text:span></text:p>
          </draw:text-box>
        </draw:frame>
        <draw:frame draw:name="Content Placeholder 2_4" presentation:style-name="pr5" draw:text-style-name="P9" draw:layer="layout" svg:width="30.449cm" svg:height="12.086cm" svg:x="1.089cm" svg:y="5.071cm" presentation:class="outline" presentation:user-transformed="true">
          <draw:text-box>
            <text:list text:style-name="L2">
              <text:list-item>
                <text:p text:style-name="P12"><text:span text:style-name="T26">За дату азбуку </text:span><text:span text:style-name="T6">Σ</text:span><text:span text:style-name="T27">={</text:span><text:span text:style-name="T6">a</text:span><text:span text:style-name="T27">,</text:span><text:span text:style-name="T6">c</text:span><text:span text:style-name="T27">,</text:span><text:span text:style-name="T6">t</text:span><text:span text:style-name="T27">,</text:span><text:span text:style-name="T6">g}</text:span><text:span text:style-name="T28">,</text:span><text:span text:style-name="T26"> важи </text:span><text:span text:style-name="T6">agcatg ≻ act</text:span><text:span text:style-name="T7"> </text:span></text:p>
                <text:p text:style-name="P12"><text:span text:style-name="T7"/></text:p>
              </text:list-item>
              <text:list-item>
                <text:p text:style-name="P12"><text:span text:style-name="T29">За инстанцу ПНЗН </text:span><text:span text:style-name="T6">I=({a,c,t,g}, {act, cta, aca})</text:span><text:span text:style-name="T30"> </text:span><text:span text:style-name="T7">најмања </text:span><text:span text:style-name="T7">заједничка надниска је </text:span><text:span text:style-name="T6">acta</text:span></text:p>
                <text:p text:style-name="P12"><text:span text:style-name="T6"/></text:p>
              </text:list-item>
              <text:list-item>
                <text:p text:style-name="P8"><text:span text:style-name="T31">Најмања заједничка надниска произвољне инстанце проблема не </text:span><text:span text:style-name="T31">мора бити јединствена</text:span><text:span text:style-name="T7">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_0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Преглед досадашњих истраживања</text:span></text:p>
          </draw:text-box>
        </draw:frame>
        <draw:frame draw:name="Content Placeholder 2_1" presentation:style-name="pr5" draw:text-style-name="P9" draw:layer="layout" svg:width="31.677cm" svg:height="12.086cm" svg:x="1.089cm" svg:y="5.071cm" presentation:class="outline" presentation:user-transformed="true">
          <draw:text-box>
            <text:list text:style-name="L2">
              <text:list-item>
                <text:p text:style-name="P8"><text:span text:style-name="T4">ДП – за </text:span><text:span text:style-name="T18">k</text:span><text:span text:style-name="T21"> </text:span><text:span text:style-name="T32">речи</text:span><text:span text:style-name="T4"> дужине максимално </text:span><text:span text:style-name="T18">n</text:span><text:span text:style-name="T21"> </text:span><text:span text:style-name="T4">у </text:span><text:span text:style-name="T18">O(n</text:span><text:span text:style-name="T20">k</text:span><text:span text:style-name="T18">)</text:span><text:span text:style-name="T21"> </text:span><text:span text:style-name="T33">прос.</text:span><text:span text:style-name="T4"> и врем. </text:span><text:span text:style-name="T4">сложености</text:span></text:p>
              </text:list-item>
              <text:list-item>
                <text:p text:style-name="P8"><text:span text:style-name="T4">Оптимизација</text:span></text:p>
              </text:list-item>
              <text:list-item>
                <text:p text:style-name="P8"><text:span text:style-name="T4">Хеуристичке функције: алфабет, већинско спајање, тежинско </text:span><text:span text:style-name="T4">већинско спајање, редукуј-прошири, AEL (апроксимира очекивану </text:span><text:span text:style-name="T4">дужину случајно изабране надниске)</text:span></text:p>
              </text:list-item>
              <text:list-item>
                <text:p text:style-name="P8"><text:span text:style-name="T4">Метахеуристички алгоритми: генеткси алгоритам, оптимизација </text:span><text:span text:style-name="T4">колонијом мрава</text:span></text:p>
                <text:p text:style-name="P8"><text:span text:style-name="T4"/></text:p>
                <text:p text:style-name="P8"><text:span text:style-name="T7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_4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Увод</text:span></text:p>
          </draw:text-box>
        </draw:frame>
        <draw:frame draw:name="Content Placeholder 2_2" presentation:style-name="pr5" draw:text-style-name="P9" draw:layer="layout" svg:width="30.449cm" svg:height="12.086cm" svg:x="1.089cm" svg:y="5.071cm" presentation:class="outline" presentation:user-transformed="true">
          <draw:text-box>
            <text:list text:style-name="L2">
              <text:list-item>
                <text:p text:style-name="P8"><text:span text:style-name="T4">ПНЗН је један од добро познатих NP-тешких проблема оптимизације у </text:span><text:span text:style-name="T4">области анализе речи</text:span></text:p>
              </text:list-item>
              <text:list-item>
                <text:p text:style-name="P8"><text:span text:style-name="T5">ПНЗН се може описати као проблем проналажења најкраће речи </text:span><text:span text:style-name="T6">ω</text:span><text:span text:style-name="T7"> <text:s text:c="2"/></text:span><text:span text:style-name="T8"><text:s/></text:span><text:span text:style-name="T9">сачињене</text:span><text:span text:style-name="T10"> од слова задате коначне азбуке </text:span><text:span text:style-name="T6">Σ</text:span><text:span text:style-name="T7"> </text:span><text:span text:style-name="T10">, тако да су све речи из </text:span><text:span text:style-name="T10">унапред задатог коначног скупа </text:span><text:span text:style-name="T6">L</text:span><text:span text:style-name="T10"> садржане у речи </text:span><text:span text:style-name="T6">ω</text:span><text:span text:style-name="T7"> </text:span></text:p>
              </text:list-item>
              <text:list-item>
                <text:p text:style-name="P8"><text:span text:style-name="T7">Примене у многим областима информатике, укључујући компресију </text:span><text:span text:style-name="T7">података, оптимизацију упита, анализу и поређење текста, </text:span><text:span text:style-name="T7">биоинформатику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Mingti2L Big51" svg:font-family="'AR PL Mingti2L Big5'"/>
    <style:font-face style:name="Calibri2" svg:font-family="Calibri"/>
    <style:font-face style:name="Calibri Light1" svg:font-family="'Calibri Light'"/>
    <style:font-face style:name="Calibric" svg:font-family="Calibric"/>
    <style:font-face style:name="TexMaths Symbols" svg:font-family="'TexMaths Symbols'"/>
    <style:font-face style:name="Calibri3" svg:font-family="Calibri" style:font-family-generic="swiss"/>
    <style:font-face style:name="TexMaths Symbols2" svg:font-family="'TexMaths Symbols'" style:font-family-generic="swiss"/>
    <style:font-face style:name="AR PL Mingti2L Big5" svg:font-family="'AR PL Mingti2L Big5'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exMaths Symbols1" svg:font-family="'TexMaths Symbol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4" svg:font-family="Calibri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17cm, 0cm, 0.054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57cm, 10.66cm, 0.823cm, 1.114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39cm, 1.274cm, 1.133cm, 17.631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2" fo:font-size="12pt" fo:letter-spacing="normal" style:rfc-language-tag="x-non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Picture 7" draw:style-name="Mgr4" draw:text-style-name="MP5" draw:layer="backgroundobjects" svg:width="7.355cm" svg:height="2.486cm" svg:x="0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8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9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9" draw:layer="backgroundobjects" svg:width="9.354cm" svg:height="1.013cm" svg:x="0.594cm" svg:y="17.657cm" presentation:class="date-time" presentation:user-transformed="true">
        <draw:text-box>
          <text:p text:style-name="MP8"><text:span text:style-name="MT3"><text:date style:data-style-name="D1" text:date-value="2023-09-10">9/10/23</text:date></text:span></text:p>
        </draw:text-box>
      </draw:frame>
      <draw:frame draw:name="Footer Placeholder 4" presentation:style-name="Mpr2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7</text:page-number></text:span></text:p>
        </draw:text-box>
      </draw:frame>
      <draw:frame draw:name="Picture 11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Picture 7" draw:style-name="Mgr4" draw:text-style-name="MP5" draw:layer="backgroundobjects" svg:width="7.355cm" svg:height="2.486cm" svg:x="0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8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Title 1" presentation:style-name="Mpr5" draw:text-style-name="MP12" draw:layer="backgroundobjects" svg:width="30.449cm" svg:height="2.056cm" svg:x="1.089cm" svg:y="2.639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30.449cm" svg:height="12.086cm" svg:x="1.089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9.354cm" svg:height="1.013cm" svg:x="0.594cm" svg:y="17.657cm" presentation:class="date-time" presentation:user-transformed="true">
        <draw:text-box>
          <text:p text:style-name="MP8"><text:span text:style-name="MT3"><text:date style:data-style-name="D1" text:date-value="2023-09-10">9/10/23</text:date></text:span></text:p>
        </draw:text-box>
      </draw:frame>
      <draw:frame draw:name="Footer Placeholder 4" presentation:style-name="Mpr7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Picture 7" draw:style-name="Mgr4" draw:text-style-name="MP5" draw:layer="backgroundobjects" svg:width="7.355cm" svg:height="2.486cm" svg:x="0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8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7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Title 1" presentation:style-name="Mpr10" draw:text-style-name="MP12" draw:layer="backgroundobjects" svg:width="30.449cm" svg:height="1.895cm" svg:x="1.089cm" svg:y="2.8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1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9" draw:layer="backgroundobjects" svg:width="9.354cm" svg:height="1.013cm" svg:x="0.594cm" svg:y="17.657cm" presentation:class="date-time" presentation:user-transformed="true">
        <draw:text-box>
          <text:p text:style-name="MP8"><text:span text:style-name="MT3"><text:date style:data-style-name="D1" text:date-value="2023-09-10">9/10/23</text:date></text:span></text:p>
        </draw:text-box>
      </draw:frame>
      <draw:frame draw:name="Footer Placeholder 5" presentation:style-name="Mpr12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12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7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Dragana Ilic</meta:initial-creator>
    <meta:editing-cycles>12</meta:editing-cycles>
    <meta:creation-date>2020-06-23T11:51:33</meta:creation-date>
    <dc:date>2023-09-10T02:25:13.560919868</dc:date>
    <meta:editing-duration>P1DT2H13M45S</meta:editing-duration>
    <meta:generator>LibreOffice/6.4.7.2$Linux_X86_64 LibreOffice_project/40$Build-2</meta:generator>
    <meta:document-statistic meta:object-count="8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